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horizontal-align="justify" draw:textarea-vertical-align="middle" draw:auto-grow-height="false" fo:min-height="2.77cm" fo:min-width="4.42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45cm" svg:y1="4.8cm" svg:x2="4.45cm" svg:y2="1.1cm">
          <text:p/>
        </draw:line>
        <draw:frame draw:style-name="gr2" draw:text-style-name="P2" draw:layer="layout" svg:width="0.749cm" svg:height="0.725cm" svg:x="4.401cm" svg:y="0.263cm">
          <draw:text-box>
            <text:p><text:span text:style-name="T1">C</text:span></text:p>
          </draw:text-box>
        </draw:frame>
        <draw:frame draw:style-name="gr2" draw:text-style-name="P2" draw:layer="layout" svg:width="0.749cm" svg:height="0.725cm" svg:x="4.501cm" svg:y="4.863cm">
          <draw:text-box>
            <text:p><text:span text:style-name="T1">E</text:span></text:p>
          </draw:text-box>
        </draw:frame>
        <draw:line draw:style-name="gr1" draw:text-style-name="P1" draw:layer="layout" svg:x1="5.7cm" svg:y1="4.81cm" svg:x2="1.9cm" svg:y2="4.81cm">
          <text:p/>
        </draw:line>
        <draw:g>
          <svg:title>TexMaths</svg:title>
          <svg:desc>12§latex§$u_{a}$§svg§600§TRUE§</svg:desc>
          <draw:g>
            <draw:path draw:style-name="gr3" draw:text-style-name="P3" draw:layer="layout" svg:width="0.214cm" svg:height="0.189cm" svg:x="13.83cm" svg:y="2.747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3" draw:text-style-name="P3" draw:layer="layout" svg:width="0.149cm" svg:height="0.132cm" svg:x="14.076cm" svg:y="2.865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3" draw:text-style-name="P3" draw:layer="layout" svg:width="0.17cm" svg:height="0.188cm" svg:x="4.929cm" svg:y="2.845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3" draw:text-style-name="P3" draw:layer="layout" svg:width="0.198cm" svg:height="0.21cm" svg:x="5.126cm" svg:y="2.887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g>
          <svg:title>TexMaths</svg:title>
          <svg:desc>12§latex§$\beta\,i_{\mathrm{B}}$§svg§600§TRUE§</svg:desc>
          <draw:g>
            <draw:path draw:style-name="gr3" draw:text-style-name="P3" draw:layer="layout" svg:width="0.228cm" svg:height="0.377cm" svg:x="0.431cm" svg:y="2.746cm" svg:viewBox="0 0 229 378" svg:d="M229 57c0-31-23-57-57-57-24 0-36 7-51 18-22 17-46 57-54 90-22 88-44 177-67 265-1 3 2 5 5 5 4 0 5-1 5-2 10-39 20-78 30-116 7 25 27 40 57 40 31 0 61-14 81-32 20-20 33-47 33-78 0-30-15-51-30-62 24-14 48-41 48-71zM154 127c-6 2-11 3-21 3-6 0-14 0-18-1 0-5 16-3 21-3 8 0 12 0 18 1zM205 48c0 30-15 60-37 73-12-5-20-5-32-5-10 0-33-1-33 13-1 12 22 11 29 11 16 0 22-1 35-6 15 16 18 29 18 48 1 24-9 55-21 72-16 22-45 38-69 38-31 0-48-25-48-55 0-4 0-10 2-18 10-36 19-71 28-107 8-35 40-102 90-102 24 0 38 13 38 38z">
              <text:p/>
            </draw:path>
            <draw:path draw:style-name="gr3" draw:text-style-name="P3" draw:layer="layout" svg:width="0.11cm" svg:height="0.281cm" svg:x="0.761cm" svg:y="2.765cm" svg:viewBox="0 0 111 282" svg:d="M108 16c0-9-6-16-16-16-12 0-22 11-22 23 0 7 5 14 15 14s23-9 23-21zM75 172c5-12 5-12 10-24 2-8 5-14 5-21 0-19-13-35-35-35-39 0-55 61-55 65 0 3 3 2 5 3 5 0 5 0 7-7 11-39 28-52 42-52 4 0 11 0 11 14 0 8-3 17-5 21-4 11-22 60-29 78-3 11-9 25-9 34 0 19 14 34 34 34 40 0 55-61 55-64 0-5-3-5-4-5-5 0-5 1-8 7-7 28-21 53-43 53-7 0-9-5-9-15 0-9 2-15 12-41 5-15 11-30 16-45z">
              <text:p/>
            </draw:path>
            <draw:path draw:style-name="gr3" draw:text-style-name="P3" draw:layer="layout" svg:width="0.196cm" svg:height="0.199cm" svg:x="0.911cm" svg:y="2.905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  <draw:custom-shape draw:style-name="gr4" draw:text-style-name="P4" draw:layer="layout" svg:width="0.2cm" svg:height="0.2cm" svg:x="13.439cm" svg:y="0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55cm" svg:y1="1.3cm" svg:x2="13.55cm" svg:y2="4.6cm">
          <text:p/>
        </draw:line>
        <draw:line draw:style-name="gr5" draw:text-style-name="P1" draw:layer="layout" svg:x1="3.45cm" svg:y1="10.14cm" svg:x2="3.45cm" svg:y2="10.848cm">
          <text:p/>
        </draw:line>
        <draw:custom-shape draw:style-name="gr6" draw:text-style-name="P4" draw:layer="layout" svg:width="0.5cm" svg:height="1.2cm" svg:x="4.208cm" svg:y="2.3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903cm" svg:y1="1cm" svg:x2="13.463cm" svg:y2="1cm">
          <text:p/>
        </draw:line>
        <draw:custom-shape draw:style-name="gr8" draw:text-style-name="P5" draw:layer="layout" svg:width="0.2cm" svg:height="0.2cm" svg:x="4.36cm" svg:y="0.9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4.35cm" svg:y="4.7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15cm" svg:y1="4.8cm" svg:x2="11.15cm" svg:y2="1.1cm">
          <text:p/>
        </draw:line>
        <draw:g>
          <svg:title>TexMaths</svg:title>
          <svg:desc>12§latex§$R_{\mathrm{C}}$§svg§600§TRUE§</svg:desc>
          <draw:g>
            <draw:path draw:style-name="gr3" draw:text-style-name="P3" draw:layer="layout" svg:width="0.299cm" svg:height="0.294cm" svg:x="11.522cm" svg:y="2.7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3" draw:text-style-name="P3" draw:layer="layout" svg:width="0.198cm" svg:height="0.211cm" svg:x="11.843cm" svg:y="2.8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custom-shape draw:style-name="gr6" draw:text-style-name="P4" draw:layer="layout" svg:width="0.5cm" svg:height="1.2cm" svg:x="10.893cm" svg:y="2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2cm" svg:height="0.2cm" svg:x="11.06cm" svg:y="0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11.06cm" svg:y="4.7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cm" svg:y1="7.81cm" svg:x2="3.3cm" svg:y2="7.81cm">
          <text:p/>
        </draw:line>
        <draw:line draw:style-name="gr1" draw:text-style-name="P1" draw:layer="layout" svg:x1="3.3cm" svg:y1="11.5cm" svg:x2="3.3cm" svg:y2="7.8cm">
          <text:p/>
        </draw:line>
        <draw:line draw:style-name="gr1" draw:text-style-name="P1" draw:layer="layout" svg:x1="12.1cm" svg:y1="11.5cm" svg:x2="12.1cm" svg:y2="7.8cm">
          <text:p/>
        </draw:line>
        <draw:line draw:style-name="gr1" draw:text-style-name="P1" draw:layer="layout" svg:x1="12.1cm" svg:y1="11.51cm" svg:x2="3.3cm" svg:y2="11.51cm">
          <text:p/>
        </draw:line>
        <draw:line draw:style-name="gr1" draw:text-style-name="P1" draw:layer="layout" svg:x1="3.3cm" svg:y1="9.61cm" svg:x2="1.9cm" svg:y2="9.61cm">
          <text:p/>
        </draw:line>
        <draw:custom-shape draw:style-name="gr4" draw:text-style-name="P4" draw:layer="layout" svg:width="0.2cm" svg:height="0.2cm" svg:x="1.751cm" svg:y="9.5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3.2cm" svg:y="9.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2.059cm" svg:y1="9.609cm" svg:x2="13.559cm" svg:y2="9.609cm">
            <text:p/>
          </draw:line>
          <draw:custom-shape draw:style-name="gr4" draw:text-style-name="P4" draw:layer="layout" svg:width="0.2cm" svg:height="0.2cm" svg:x="13.508cm" svg:y="9.514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svg:x="11.999cm" svg:y="9.51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2§latex§$r_{\mathrm{C}}$§svg§600§TRUE§</svg:desc>
          <draw:g>
            <draw:path draw:style-name="gr3" draw:text-style-name="P3" draw:layer="layout" svg:width="0.17cm" svg:height="0.188cm" svg:x="7.429cm" svg:y="7.153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3" draw:text-style-name="P3" draw:layer="layout" svg:width="0.198cm" svg:height="0.21cm" svg:x="7.626cm" svg:y="7.195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custom-shape draw:style-name="gr6" draw:text-style-name="P4" draw:layer="layout" svg:width="0.5cm" svg:height="1.2cm" draw:transform="rotate (1.5707963267949) translate (6.95cm 8.05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cm" svg:height="1.2cm" draw:transform="rotate (1.5707963267949) translate (9.05cm 11.7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C}}$§svg§600§TRUE§</svg:desc>
          <draw:g>
            <draw:path draw:style-name="gr3" draw:text-style-name="P3" draw:layer="layout" svg:width="0.299cm" svg:height="0.294cm" svg:x="9.423cm" svg:y="10.745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3" draw:text-style-name="P3" draw:layer="layout" svg:width="0.198cm" svg:height="0.211cm" svg:x="9.744cm" svg:y="10.888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custom-shape draw:style-name="gr6" draw:text-style-name="P4" draw:layer="layout" svg:width="0.5cm" svg:height="1.2cm" draw:transform="rotate (1.5707963267949) translate (5.05cm 11.7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1}$§svg§600§TRUE§</svg:desc>
          <draw:g>
            <draw:path draw:style-name="gr3" draw:text-style-name="P3" draw:layer="layout" svg:width="0.298cm" svg:height="0.294cm" svg:x="5.439cm" svg:y="10.75cm" svg:viewBox="0 0 299 295" svg:d="M140 29c2-10 4-15 12-16 3 0 17 0 25 0 30 0 77 0 77 42 0 14-8 43-23 59-12 12-34 25-72 25-15 0-31 0-47 0 10-37 19-74 28-110zM200 143c43-8 93-38 93-80 0-36-38-63-93-63-40 0-80 0-120 0-8 0-12 0-12 8 0 5 4 5 12 5 5 1 9 0 16 1 7 0 10 2 10 6 0 3 0 4-1 9-18 75-37 150-56 224-5 17-5 20-38 20-7 0-11 0-11 8 0 5 5 5 6 5 11 0 41-1 53-1s40 1 52 1c4 0 9 0 9-9 0-4-4-4-12-4-16 0-27 0-27-8 0-2 0-4 2-7 9-37 18-74 27-111 17 0 34 0 50 0 39 0 46 24 46 38 0 7-4 19-6 29-3 12-7 28-7 36 0 45 50 45 56 45 36 0 50-42 50-48 0-4-3-3-5-4-3 0-5 2-6 4-9 32-28 39-38 39-13 0-17-9-17-25 0-14 3-35 5-48 1-6 1-15 1-19 0-33-27-46-39-51z">
              <text:p/>
            </draw:path>
            <draw:path draw:style-name="gr3" draw:text-style-name="P3" draw:layer="layout" svg:width="0.107cm" svg:height="0.194cm" svg:x="5.771cm" svg:y="10.904cm" svg:viewBox="0 0 108 195" svg:d="M67 8c0-8-1-8-8-8-20 19-47 19-59 19 0 4 0 7 0 11 7 0 26 0 43-8 0 49 0 99 0 149 0 10 0 13-30 13-3 0-7 0-11 0 0 4 0 7 0 11 6 0 42-1 53-1 8 0 45 1 53 1 0-4 0-7 0-11-4 0-8 0-12 0-29 0-29-3-29-13 0-54 0-108 0-163z">
              <text:p/>
            </draw:path>
          </draw:g>
        </draw:g>
        <draw:g>
          <svg:title>TexMaths</svg:title>
          <svg:desc>12§latex§$\beta\,i_{\mathrm{B}}$§svg§600§TRUE§</svg:desc>
          <draw:g>
            <draw:path draw:style-name="gr3" draw:text-style-name="P3" draw:layer="layout" svg:width="0.228cm" svg:height="0.377cm" svg:x="2.224cm" svg:y="9.721cm" svg:viewBox="0 0 229 378" svg:d="M229 57c0-31-23-57-57-57-24 0-36 7-51 18-22 17-46 57-54 90-22 88-44 177-67 265-1 3 2 5 5 5 4 0 5-1 5-2 10-39 20-78 30-116 7 25 27 40 57 40 31 0 61-14 81-32 20-20 33-47 33-78 0-30-15-51-30-62 24-14 48-41 48-71zM154 127c-6 2-11 3-21 3-6 0-14 0-18-1 0-5 16-3 21-3 8 0 12 0 18 1zM205 48c0 30-15 60-37 73-12-5-20-5-32-5-10 0-33-1-33 13-1 12 22 11 29 11 16 0 22-1 35-6 15 16 18 29 18 48 1 24-9 55-21 72-16 22-45 38-69 38-31 0-48-25-48-55 0-4 0-10 2-18 10-36 19-71 28-107 8-35 40-102 90-102 24 0 38 13 38 38z">
              <text:p/>
            </draw:path>
            <draw:path draw:style-name="gr3" draw:text-style-name="P3" draw:layer="layout" svg:width="0.11cm" svg:height="0.281cm" svg:x="2.554cm" svg:y="9.74cm" svg:viewBox="0 0 111 282" svg:d="M108 16c0-9-6-16-16-16-12 0-22 11-22 23 0 7 5 14 15 14s23-9 23-21zM75 172c5-12 5-12 10-24 2-8 5-14 5-21 0-19-13-35-35-35-39 0-55 61-55 65 0 3 3 2 5 3 5 0 5 0 7-7 11-39 28-52 42-52 4 0 11 0 11 14 0 8-3 17-5 21-4 11-22 60-29 78-3 11-9 25-9 34 0 19 14 34 34 34 40 0 55-61 55-64 0-5-3-5-4-5-5 0-5 1-8 7-7 28-21 53-43 53-7 0-9-5-9-15 0-9 2-15 12-41 5-15 11-30 16-45z">
              <text:p/>
            </draw:path>
            <draw:path draw:style-name="gr3" draw:text-style-name="P3" draw:layer="layout" svg:width="0.196cm" svg:height="0.199cm" svg:x="2.704cm" svg:y="9.88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  <draw:line draw:style-name="gr5" draw:text-style-name="P1" draw:layer="layout" svg:x1="2.239cm" svg:y1="9.421cm" svg:x2="2.947cm" svg:y2="9.421cm">
          <text:p/>
        </draw:line>
        <draw:line draw:style-name="gr5" draw:text-style-name="P1" draw:layer="layout" svg:x1="3.45cm" svg:y1="9.041cm" svg:x2="3.45cm" svg:y2="8.333cm">
          <text:p/>
        </draw:line>
        <draw:g>
          <svg:title>TexMaths</svg:title>
          <svg:desc>12§latex§$i_{1}$§svg§600§TRUE§</svg:desc>
          <draw:g>
            <draw:path draw:style-name="gr3" draw:text-style-name="P3" draw:layer="layout" svg:width="0.11cm" svg:height="0.28cm" svg:x="3.625cm" svg:y="8.621cm" svg:viewBox="0 0 111 281" svg:d="M108 16c0-9-6-16-16-16-12 0-23 11-23 23 0 7 6 14 16 14 9 0 23-9 23-21zM75 172c5-12 5-13 10-24 3-8 5-14 5-22 0-18-14-34-34-34-39 0-56 60-56 65 0 3 5 3 6 3 4 0 4-1 6-7 12-39 29-52 43-52 2 0 10 0 10 14 0 8-3 17-5 22-3 10-22 59-29 77-4 11-9 24-9 34 0 19 14 33 34 33 40 0 55-61 55-64 0-4-3-4-5-4-4 0-4 1-7 7-7 27-21 53-42 53-7 0-10-5-10-14 0-11 2-17 12-42 5-15 11-30 16-45z">
              <text:p/>
            </draw:path>
            <draw:path draw:style-name="gr3" draw:text-style-name="P3" draw:layer="layout" svg:width="0.105cm" svg:height="0.194cm" svg:x="3.79cm" svg:y="8.766cm" svg:viewBox="0 0 106 195" svg:d="M66 8c0-7-1-8-9-8-19 19-45 19-57 19 0 4 0 7 0 11 6 0 26 0 42-8 0 49 0 99 0 149 0 10 0 13-29 13-4 0-8 0-12 0 0 4 0 8 0 11 6 0 42-1 53-1 9 0 45 1 52 1 0-3 0-7 0-11-4 0-8 0-12 0-28 0-28-3-28-13 0-54 0-108 0-163z">
              <text:p/>
            </draw:path>
          </draw:g>
        </draw:g>
        <draw:g>
          <svg:title>TexMaths</svg:title>
          <svg:desc>12§latex§$i_{2}$§svg§600§TRUE§</svg:desc>
          <draw:g>
            <draw:path draw:style-name="gr3" draw:text-style-name="P3" draw:layer="layout" svg:width="0.11cm" svg:height="0.28cm" svg:x="3.627cm" svg:y="10.321cm" svg:viewBox="0 0 111 281" svg:d="M108 16c0-9-6-16-16-16-12 0-23 11-23 23 0 7 6 14 16 14s23-9 23-21zM75 172c5-12 5-13 10-24 4-8 5-14 5-22 0-18-13-34-34-34-39 0-56 60-56 65 0 3 5 3 6 3 4 0 4-1 6-7 12-39 29-52 43-52 2 0 10 0 10 14 0 8-3 17-5 22-3 10-22 59-29 77-3 11-9 24-9 34 0 19 14 33 34 33 40 0 55-61 55-64 0-4-3-4-5-4-4 0-4 1-7 7-7 27-20 53-42 53-7 0-10-5-10-14 0-11 2-17 12-42 5-15 11-30 16-45z">
              <text:p/>
            </draw:path>
            <draw:path draw:style-name="gr3" draw:text-style-name="P3" draw:layer="layout" svg:width="0.129cm" svg:height="0.194cm" svg:x="3.778cm" svg:y="10.466cm" svg:viewBox="0 0 130 195" svg:d="M130 141c-3 0-7 0-10 0 0 7-4 24-8 28-2 1-25 1-28 1-18 0-36 0-54 0 30-27 41-36 59-49 21-18 41-36 41-64 0-35-31-57-69-57-36 0-61 26-61 53 0 15 13 16 16 16 7 0 15-4 15-15 0-6-1-16-17-16 10-21 29-27 43-27 29 0 45 23 45 46 0 26-18 46-28 57-23 23-47 46-70 69-4 3-4 4-4 12 40 0 81 0 121 0 3-18 6-36 9-54z">
              <text:p/>
            </draw:path>
          </draw:g>
        </draw:g>
        <draw:frame draw:style-name="gr2" draw:text-style-name="P2" draw:layer="layout" svg:width="0.7cm" svg:height="0.725cm" svg:x="7.65cm" svg:y="11.561cm">
          <draw:text-box>
            <text:p><text:span text:style-name="T1">B</text:span></text:p>
          </draw:text-box>
        </draw:frame>
        <draw:frame draw:style-name="gr2" draw:text-style-name="P2" draw:layer="layout" svg:width="0.749cm" svg:height="0.725cm" svg:x="3.302cm" svg:y="11.564cm">
          <draw:text-box>
            <text:p><text:span text:style-name="T1">E</text:span></text:p>
          </draw:text-box>
        </draw:frame>
        <draw:frame draw:style-name="gr2" draw:text-style-name="P2" draw:layer="layout" svg:width="0.749cm" svg:height="0.725cm" svg:x="3.35cm" svg:y="7.064cm">
          <draw:text-box>
            <text:p><text:span text:style-name="T1">C</text:span></text:p>
          </draw:text-box>
        </draw:frame>
        <draw:g>
          <draw:line draw:style-name="gr1" draw:text-style-name="P1" draw:layer="layout" svg:x1="10.954cm" svg:y1="11.48cm" svg:x2="10.954cm" svg:y2="12.98cm">
            <text:p/>
          </draw:line>
          <draw:custom-shape draw:style-name="gr4" draw:text-style-name="P4" draw:layer="layout" svg:width="0.2cm" svg:height="0.2cm" draw:transform="rotate (1.5707963267949) translate (10.859cm 13.1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draw:transform="rotate (1.5707963267949) translate (10.864cm 11.6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8.353cm" svg:y1="11.487cm" svg:x2="8.353cm" svg:y2="12.987cm">
            <text:p/>
          </draw:line>
          <draw:custom-shape draw:style-name="gr4" draw:text-style-name="P4" draw:layer="layout" svg:width="0.2cm" svg:height="0.2cm" draw:transform="rotate (1.5707963267949) translate (8.258cm 13.13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draw:transform="rotate (1.5707963267949) translate (8.263cm 11.62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2§latex§$u_{a}$§svg§600§TRUE§</svg:desc>
          <draw:g>
            <draw:path draw:style-name="gr3" draw:text-style-name="P3" draw:layer="layout" svg:width="0.214cm" svg:height="0.189cm" svg:x="9.43cm" svg:y="13.217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3" draw:text-style-name="P3" draw:layer="layout" svg:width="0.149cm" svg:height="0.132cm" svg:x="9.676cm" svg:y="13.335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line draw:style-name="gr5" draw:text-style-name="P1" draw:layer="layout" svg:x1="10.7cm" svg:y1="13.05cm" svg:x2="8.6cm" svg:y2="13.05cm">
          <text:p/>
        </draw:line>
        <draw:line draw:style-name="gr1" draw:text-style-name="P1" draw:layer="layout" svg:x1="1.9cm" svg:y1="4.8cm" svg:x2="1.9cm" svg:y2="1cm">
          <text:p/>
        </draw:line>
        <draw:g>
          <draw:custom-shape draw:style-name="gr9" draw:text-style-name="P6" draw:layer="layout" svg:width="0.75cm" svg:height="0.75cm" svg:x="1.559cm" svg:y="2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.551cm" svg:y1="2.901cm" svg:x2="2.301cm" svg:y2="2.901cm">
            <text:p/>
          </draw:line>
        </draw:g>
        <draw:line draw:style-name="gr1" draw:text-style-name="P1" draw:layer="layout" svg:x1="13.5cm" svg:y1="4.81cm" svg:x2="9.9cm" svg:y2="4.81cm">
          <text:p/>
        </draw:line>
        <draw:custom-shape draw:style-name="gr4" draw:text-style-name="P4" draw:layer="layout" svg:width="0.2cm" svg:height="0.2cm" svg:x="13.451cm" svg:y="4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9cm" svg:y1="4.01cm" svg:x2="5.7cm" svg:y2="4.01cm">
          <text:p/>
        </draw:line>
        <draw:line draw:style-name="gr1" draw:text-style-name="P1" draw:layer="layout" svg:x1="5.7cm" svg:y1="5.7cm" svg:x2="5.7cm" svg:y2="4cm">
          <text:p/>
        </draw:line>
        <draw:line draw:style-name="gr1" draw:text-style-name="P1" draw:layer="layout" svg:x1="9.9cm" svg:y1="5.7cm" svg:x2="9.9cm" svg:y2="4cm">
          <text:p/>
        </draw:line>
        <draw:line draw:style-name="gr1" draw:text-style-name="P1" draw:layer="layout" svg:x1="9.9cm" svg:y1="5.71cm" svg:x2="5.7cm" svg:y2="5.71cm">
          <text:p/>
        </draw:line>
        <draw:custom-shape draw:style-name="gr6" draw:text-style-name="P4" draw:layer="layout" svg:width="0.5cm" svg:height="1.2cm" draw:transform="rotate (1.5707963267949) translate (7.35cm 4.2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B}}$§svg§600§TRUE§</svg:desc>
          <draw:g>
            <draw:path draw:style-name="gr3" draw:text-style-name="P3" draw:layer="layout" svg:width="0.17cm" svg:height="0.188cm" svg:x="7.83cm" svg:y="3.347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3" draw:text-style-name="P3" draw:layer="layout" svg:width="0.195cm" svg:height="0.198cm" svg:x="8.025cm" svg:y="3.395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custom-shape draw:style-name="gr6" draw:text-style-name="P4" draw:layer="layout" svg:width="0.5cm" svg:height="1.2cm" draw:transform="rotate (1.5707963267949) translate (7.35cm 5.9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3" draw:text-style-name="P3" draw:layer="layout" svg:width="0.298cm" svg:height="0.294cm" svg:x="7.831cm" svg:y="4.956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3" draw:text-style-name="P3" draw:layer="layout" svg:width="0.197cm" svg:height="0.199cm" svg:x="8.148cm" svg:y="5.105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5" draw:text-style-name="P1" draw:layer="layout" svg:x1="1.35cm" svg:y1="2.633cm" svg:x2="1.35cm" svg:y2="3.341cm">
          <text:p/>
        </draw:line>
        <draw:frame draw:style-name="gr2" draw:text-style-name="P2" draw:layer="layout" svg:width="0.7cm" svg:height="0.725cm" svg:x="11.25cm" svg:y="4.862cm">
          <draw:text-box>
            <text:p><text:span text:style-name="T1">B</text:span></text:p>
          </draw:text-box>
        </draw:frame>
        <draw:custom-shape draw:style-name="gr8" draw:text-style-name="P5" draw:layer="layout" svg:width="0.2cm" svg:height="0.2cm" svg:x="5.6cm" svg:y="4.7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9.8cm" svg:y="4.72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95cm" svg:height="3.05cm" svg:x="5.35cm" svg:y="3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1}}\equiv R_{\mathrm{E}}\parallel r_{\mathrm{B}}$§svg§600§TRUE§</svg:desc>
          <draw:g>
            <draw:path draw:style-name="gr3" draw:text-style-name="P3" draw:layer="layout" svg:width="0.3cm" svg:height="0.295cm" svg:x="7.833cm" svg:y="2.586cm" svg:viewBox="0 0 301 296" svg:d="M142 30c2-11 3-14 12-16 3-1 16-1 25-1 30 0 76 0 76 42 0 14-7 43-22 60-12 11-34 24-72 24-16 0-31 0-47 0 9-36 18-73 28-109zM202 144c43-9 93-39 93-81 0-35-38-63-93-63-40 0-80 0-120 0-9 0-12 0-12 8 0 5 3 5 10 5 2 0 10 0 17 1 7 2 11 2 11 8 0 1 0 2-1 7-19 75-38 150-57 225-4 17-4 20-38 20-7 0-12 0-12 9 0 4 4 3 6 4 12 0 43-2 54-2s41 2 53 2c3 0 8 0 8-9 0-4-3-4-12-4-15 0-26 0-26-8 0-3 0-5 1-7 9-37 18-74 28-111 16 0 33 0 50 0 38 0 46 23 46 38 0 7-4 20-6 29-4 11-8 27-8 35 0 46 51 46 57 46 36 0 50-42 50-48 0-5-3-3-5-5-3 0-5 2-6 6-9 31-27 38-38 38-13 0-17-9-17-26 0-13 4-35 5-48 1-6 1-13 1-19 0-32-27-46-39-50z">
              <text:p/>
            </draw:path>
            <draw:path draw:style-name="gr3" draw:text-style-name="P3" draw:layer="layout" svg:width="0.106cm" svg:height="0.194cm" svg:x="8.169cm" svg:y="2.74cm" svg:viewBox="0 0 107 195" svg:d="M66 8c0-7 0-8-8-8-20 19-46 19-58 19 0 4 0 7 0 11 6 0 26 0 42-8 0 49 0 99 0 149 0 10 0 13-29 13-4 0-8 0-12 0 0 4 0 8 0 11 6 0 42-1 53-1 10 0 47 1 53 1 0-3 0-7 0-11-4 0-7 0-11 0-30 0-30-3-30-13 0-54 0-108 0-163z">
              <text:p/>
            </draw:path>
            <draw:path draw:style-name="gr3" draw:text-style-name="P3" draw:layer="layout" svg:width="0.28cm" svg:height="0.179cm" svg:x="8.465cm" svg:y="2.678cm" svg:viewBox="0 0 281 180" svg:d="M266 17c7 0 15 0 15-9 0-8-8-8-15-8-84 0-168 0-252 0-6 0-14 0-14 8 0 9 8 9 16 9 83 0 167 0 250 0zM266 180c7 0 15 0 15-9 0-8-8-8-15-8-83 0-167 0-250 0-8 0-16 0-16 8 0 9 8 9 14 9 84 0 168 0 252 0zM266 98c7 0 15 0 15-8 0-9-8-9-15-9-84 0-168 0-252 0-6 0-14 0-14 9 0 8 8 8 14 8 84 0 168 0 252 0z">
              <text:p/>
            </draw:path>
            <draw:path draw:style-name="gr3" draw:text-style-name="P3" draw:layer="layout" svg:width="0.3cm" svg:height="0.295cm" svg:x="8.904cm" svg:y="2.586cm" svg:viewBox="0 0 301 296" svg:d="M140 30c3-11 5-14 12-16 4-1 18-1 27-1 30 0 76 0 76 42 0 14-7 43-23 60-11 11-33 24-71 24-16 0-31 0-47 0 9-36 18-73 26-109zM202 144c42-9 92-39 92-81 0-35-37-63-92-63-41 0-81 0-122 0-8 0-12 0-12 8 0 5 4 5 12 5 2 0 10 0 16 1 8 2 12 2 12 8 0 1 0 2-1 7-19 75-38 150-57 225-4 17-6 20-38 20-8 0-12 0-12 9 0 4 5 4 6 4 12 0 41-2 53-2s42 2 54 2c3 0 8 0 8-9 0-4-3-4-12-4-15 0-27 0-27-8 0-3 1-5 1-7 9-37 18-74 27-111 17 0 34 0 51 0 38 0 47 23 47 38 0 7-4 20-6 29-4 11-8 27-8 35 0 46 51 46 57 46 36 0 50-42 50-48 0-5-3-3-5-5-5 0-5 2-6 6-11 31-29 38-38 38-13 0-17-9-17-26 0-13 3-35 5-48 0-6 1-13 1-19 0-32-29-46-39-50z">
              <text:p/>
            </draw:path>
            <draw:path draw:style-name="gr3" draw:text-style-name="P3" draw:layer="layout" svg:width="0.197cm" svg:height="0.198cm" svg:x="9.223cm" svg:y="2.736cm" svg:viewBox="0 0 198 199" svg:d="M198 122c-3 0-6 0-10 0-7 44-14 66-69 66-15 0-31 0-46 0-14 0-14-2-14-11 0-25 0-51 0-76 10 0 20 0 30 0 29 0 33 8 33 34 4 0 8 0 11 0 0-26 0-53 0-80-3 0-7 0-11 0 0 26-4 35-33 35-10 0-20 0-30 0 0-23 0-46 0-68 0-10 0-12 14-12 15 0 30 0 45 0 48 0 56 16 61 57 3 0 7 0 11 0-4-22-7-45-10-67-60 0-120 0-180 0 0 3 0 6 0 10 2 0 5 0 7 0 23 0 23 3 23 13 0 50 0 101 0 152 0 9 0 13-23 13-2 0-5 0-7 0 0 4 0 7 0 11 62 0 123 0 185 0 4-26 9-51 13-77z">
              <text:p/>
            </draw:path>
            <draw:path draw:style-name="gr3" draw:text-style-name="P3" draw:layer="layout" svg:width="0.097cm" svg:height="0.418cm" svg:x="9.627cm" svg:y="2.558cm" svg:viewBox="0 0 98 419" svg:d="M17 14c0-7 0-14-9-14-8 0-8 10-8 16 0 129 0 258 0 387 0 8 0 16 8 16 9 0 9-7 9-14 0-130 0-261 0-391zM98 16c0-8 0-16-8-16s-8 7-8 14c0 130 0 261 0 391 0 7 0 14 8 14s8-10 8-16c0-129 0-258 0-387z">
              <text:p/>
            </draw:path>
            <draw:path draw:style-name="gr3" draw:text-style-name="P3" draw:layer="layout" svg:width="0.171cm" svg:height="0.188cm" svg:x="9.912cm" svg:y="2.687cm" svg:viewBox="0 0 172 189" svg:d="M24 160c-1 6-4 16-4 18 0 8 6 11 12 11s14-2 16-11c1-2 16-58 18-67 2-13 11-43 13-54 1-6 13-25 23-34 4-3 16-15 35-15 11 0 11 4 17 6-12 2-22 12-22 23 0 7 4 14 16 14 11 0 24-9 24-23 0-16-15-28-35-28-28 0-47 20-54 32-4-19-19-32-39-32s-27 16-31 24c-8 14-13 39-13 41 0 3 4 3 5 3 3 0 5 0 7-9 7-30 16-51 31-51 7 0 12 4 12 21 0 8-1 13-6 34-8 33-17 65-25 97z">
              <text:p/>
            </draw:path>
            <draw:path draw:style-name="gr3" draw:text-style-name="P3" draw:layer="layout" svg:width="0.196cm" svg:height="0.199cm" svg:x="10.107cm" svg:y="2.735cm" svg:viewBox="0 0 197 200" svg:d="M0 0c0 3 0 6 0 10 2 0 5 0 7 0 23 0 23 3 23 14 0 51 0 101 0 152 0 10 0 13-23 13-2 0-5 0-7 0 0 4 0 7 0 11 42 0 83 0 125 0s72-26 72-54c0-25-27-47-63-50 29-6 54-24 54-47 0-26-31-49-72-49-38 0-77 0-116 0zM56 92c0-23 0-47 0-70 0-10 0-12 15-12 14 0 29 0 43 0 29 0 44 21 44 39 0 22-19 43-54 43-16 0-32 0-48 0zM71 189c-15 0-15-2-15-11 0-26 0-52 0-79 21 0 42 0 63 0 31 0 48 27 48 47 0 22-21 43-53 43-14 0-29 0-43 0z">
              <text:p/>
            </draw:path>
          </draw:g>
        </draw:g>
        <draw:g>
          <draw:custom-shape draw:style-name="gr9" draw:text-style-name="P6" draw:layer="layout" svg:width="0.75cm" svg:height="0.75cm" draw:transform="rotate (1.5707963267949) translate (0.656cm 9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.011cm" svg:y1="10.001cm" svg:x2="1.011cm" svg:y2="9.251cm">
            <text:p/>
          </draw:line>
        </draw:g>
        <draw:line draw:style-name="gr5" draw:text-style-name="P1" draw:layer="layout" svg:x1="8.832cm" svg:y1="3.821cm" svg:x2="9.54cm" svg:y2="3.821cm">
          <text:p/>
        </draw:line>
        <draw:g>
          <svg:title>TexMaths</svg:title>
          <svg:desc>12§latex§$i_{\mathrm{B}}$§svg§600§TRUE§</svg:desc>
          <draw:g>
            <draw:path draw:style-name="gr3" draw:text-style-name="P3" draw:layer="layout" svg:width="0.11cm" svg:height="0.28cm" svg:x="9.026cm" svg:y="4.121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3" draw:text-style-name="P3" draw:layer="layout" svg:width="0.195cm" svg:height="0.199cm" svg:x="9.177cm" svg:y="4.261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g>
          <draw:line draw:style-name="gr1" draw:text-style-name="P1" draw:layer="layout" svg:x1="6.952cm" svg:y1="11.48cm" svg:x2="6.952cm" svg:y2="12.98cm">
            <text:p/>
          </draw:line>
          <draw:custom-shape draw:style-name="gr4" draw:text-style-name="P4" draw:layer="layout" svg:width="0.2cm" svg:height="0.2cm" draw:transform="rotate (1.5707963267949) translate (6.857cm 13.1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draw:transform="rotate (1.5707963267949) translate (6.862cm 11.6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4.351cm" svg:y1="11.487cm" svg:x2="4.351cm" svg:y2="12.987cm">
            <text:p/>
          </draw:line>
          <draw:custom-shape draw:style-name="gr4" draw:text-style-name="P4" draw:layer="layout" svg:width="0.2cm" svg:height="0.2cm" draw:transform="rotate (1.5707963267949) translate (4.256cm 13.13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cm" svg:height="0.2cm" draw:transform="rotate (1.5707963267949) translate (4.261cm 11.62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2§latex§$u_{1}$§svg§600§TRUE§</svg:desc>
          <draw:g>
            <draw:path draw:style-name="gr3" draw:text-style-name="P3" draw:layer="layout" svg:width="0.215cm" svg:height="0.188cm" svg:x="5.429cm" svg:y="13.218cm" svg:viewBox="0 0 216 189" svg:d="M135 161c5 17 19 28 37 28 15 0 24-10 31-23 7-14 9-27 13-41 0-4-4-4-6-4-3 0-4 1-6 7-6 24-13 52-31 52-8 0-13-6-13-19 0-9 5-30 9-44 4-15 8-30 12-45 1-6 6-22 7-28 2-9 6-26 6-28 0-8-6-11-12-11-3 0-13 0-17 14-7 31-26 104-31 125 0 3-17 36-48 36-21 0-26-19-26-34 0-24 12-57 22-85 5-13 8-19 8-26 0-19-13-35-35-35-39 0-55 61-55 64 0 4 3 3 5 4 5 0 5 0 7-7 11-36 26-51 42-51 5 0 11 0 11 13 0 10-5 22-8 28-15 42-24 67-24 87 0 41 29 51 52 51 27 0 43-18 50-28z">
              <text:p/>
            </draw:path>
            <draw:path draw:style-name="gr3" draw:text-style-name="P3" draw:layer="layout" svg:width="0.105cm" svg:height="0.194cm" svg:x="5.69cm" svg:y="13.271cm" svg:viewBox="0 0 106 195" svg:d="M66 8c0-7 0-8-9-8-19 19-45 19-57 19 0 4 0 7 0 11 7 0 26 0 42-9 0 50 0 100 0 150 0 9 0 13-29 13-4 0-8 0-12 0 0 3 0 7 0 11 6 0 42-2 53-2 9 0 46 2 52 2 0-4 0-8 0-11-3 0-7 0-10 0-30 0-30-4-30-13 0-54 0-109 0-163z">
              <text:p/>
            </draw:path>
          </draw:g>
        </draw:g>
        <draw:line draw:style-name="gr5" draw:text-style-name="P1" draw:layer="layout" svg:x1="6.698cm" svg:y1="13.05cm" svg:x2="4.598cm" svg:y2="13.05cm">
          <text:p/>
        </draw:line>
        <draw:frame draw:style-name="gr2" draw:text-style-name="P7" draw:layer="layout" svg:width="1.25cm" svg:height="0.725cm" svg:x="1.65cm" svg:y="5.65cm">
          <draw:text-box>
            <text:p><text:span text:style-name="T2">(a)</text:span></text:p>
          </draw:text-box>
        </draw:frame>
        <draw:frame draw:style-name="gr2" draw:text-style-name="P7" draw:layer="layout" svg:width="1.25cm" svg:height="0.725cm" svg:x="1.65cm" svg:y="12.951cm">
          <draw:text-box>
            <text:p><text:span text:style-name="T2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9:42:31.542205846</dc:date>
    <meta:editing-duration>P1DT2H12M15S</meta:editing-duration>
    <meta:editing-cycles>80</meta:editing-cycles>
    <meta:generator>LibreOffice/7.3.7.2$Linux_X86_64 LibreOffice_project/30$Build-2</meta:generator>
    <meta:document-statistic meta:object-count="147"/>
  </office:meta>
</office:document-meta>
</file>